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2cm" draw:stroke-linejoin="miter" draw:fill="none"/>
    </style:style>
    <style:style style:name="gr2" style:family="graphic" style:parent-style-name="standard">
      <style:graphic-properties draw:stroke="none" svg:stroke-width="0.022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22cm" draw:stroke-linejoin="miter" draw:fill="solid" draw:fill-color="#cfe2f3"/>
    </style:style>
    <style:style style:name="gr4" style:family="graphic" style:parent-style-name="standard">
      <style:graphic-properties draw:stroke="solid" svg:stroke-width="0.022cm" svg:stroke-color="#000000" draw:stroke-linejoin="round" draw:fill="none" fo:padding-top="0.136cm" fo:padding-bottom="0.136cm" fo:padding-left="0.261cm" fo:padding-right="0.261cm"/>
    </style:style>
    <style:style style:name="gr5" style:family="graphic" style:parent-style-name="standard">
      <style:graphic-properties draw:stroke="none" svg:stroke-width="0.022cm" draw:stroke-linejoin="miter" draw:fill="solid" draw:fill-color="#00000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1cm" svg:height="15.75cm" svg:x="0cm" svg:y="0cm" svg:viewBox="0 0 21001 15751" draw:points="0,0 21001,0 21001,15751 0,15751">
          <text:p/>
        </draw:polygon>
        <draw:polygon draw:style-name="gr2" draw:text-style-name="P2" draw:layer="layout" svg:width="21cm" svg:height="15.75cm" svg:x="0cm" svg:y="0cm" svg:viewBox="0 0 21001 15751" draw:points="0,0 21001,0 21001,15751 0,15751">
          <text:p/>
        </draw:polygon>
        <draw:path draw:style-name="gr3" draw:text-style-name="P3" draw:layer="layout" svg:width="18.173cm" svg:height="3.202cm" svg:x="1.962cm" svg:y="11.465cm" svg:viewBox="0 0 18174 3203" svg:d="M0 534c0-295 239-534 534-534h17106c142 0 278 56 378 156s156 236 156 378v2135c0 295-239 534-534 534h-17106c-295 0-534-239-534-534z">
          <text:p/>
        </draw:path>
        <draw:path draw:style-name="gr4" draw:text-style-name="P1" draw:layer="layout" svg:width="18.173cm" svg:height="3.202cm" svg:x="1.962cm" svg:y="11.465cm" svg:viewBox="0 0 18174 3203" svg:d="M0 534c0-295 239-534 534-534h17106c142 0 278 56 378 156s156 236 156 378v2135c0 295-239 534-534 534h-17106c-295 0-534-239-534-534z">
          <text:p/>
        </draw:path>
        <draw:path draw:style-name="gr5" draw:text-style-name="P4" draw:layer="layout" svg:width="7.717cm" svg:height="0.764cm" svg:x="7.172cm" svg:y="12.688cm" svg:viewBox="0 0 7718 765" svg:d="M291 753l-291-753h108l195 547c16 43 29 84 40 123 11-41 25-82 40-123l203-547h101l-294 753zM765 106v-106h93v106zM765 753v-546h93v546zM997 753v-546h83v83c22-39 41-64 59-76 18-13 38-19 59-19 31 0 63 10 95 30l-32 85c-22-13-45-19-67-19-21 0-39 6-55 18s-27 29-34 50c-10 33-15 69-15 108v286zM1549 670l14 82c-26 5-49 8-70 8-34 0-59-5-78-16-18-11-31-25-39-42-7-17-11-54-11-109v-314h-68v-72h68v-135l92-55v190h92v72h-92v319c0 26 1 43 5 51 3 7 8 13 15 18 8 4 18 7 32 7 10 0 24-2 40-4zM1997 753v-80c-43 61-100 92-173 92-32 0-62-6-90-19-28-12-49-27-62-46-14-19-23-42-29-69-3-18-5-47-5-86v-338h92v303c0 48 2 80 6 97 5 25 18 44 36 58 19 13 43 20 70 20 28 0 54-7 78-21 25-14 42-33 52-58s15-60 15-107v-292h92v546zM2579 685c-34 29-67 50-99 62-31 12-65 18-101 18-60 0-106-15-138-44-33-29-49-67-49-112 0-27 6-51 19-73 12-23 28-40 47-53 20-14 42-24 67-31 18-5 45-9 82-14 74-8 129-19 165-31 0-13 0-21 0-25 0-37-9-64-26-79-24-21-59-32-105-32-44 0-76 8-96 23-21 16-36 43-46 81l-91-12c9-39 22-70 41-94s46-42 82-55c35-13 76-19 123-19 46 0 84 6 113 17 29 10 51 24 64 41 14 16 24 37 29 63 3 15 5 44 5 85v123c0 86 2 140 6 163s11 45 23 66h-97c-9-20-15-42-18-68zM2572 479c-34 13-84 25-151 35-38 5-65 11-81 18s-28 17-37 30c-8 14-12 28-12 44 0 25 9 45 28 62 19 16 46 24 82 24 35 0 67-7 94-23 28-15 48-37 61-64 10-21 16-51 16-92zM2806 753v-753h92v753zM3341 753v-753h150l178 533c17 49 29 86 36 111 9-27 22-67 40-120l180-524h134v753h-96v-630l-218 630h-90l-217-641v641zM4563 685c-34 29-67 50-99 62-31 12-65 18-101 18-60 0-106-15-139-44-32-29-48-67-48-112 0-27 6-51 18-73 13-23 29-40 48-53 20-14 42-24 67-31 18-5 45-9 82-14 74-8 129-19 164-31 1-13 1-21 1-25 0-37-9-64-26-79-24-21-59-32-106-32-43 0-75 8-96 23-20 16-36 43-45 81l-91-12c9-39 22-70 41-94s46-42 81-55c36-13 77-19 124-19 46 0 84 6 113 17 29 10 51 24 64 41 14 16 23 37 29 63 3 15 5 44 5 85v123c0 86 2 140 6 163 3 23 11 45 23 66h-97c-9-20-15-42-18-68zM4555 479c-33 13-83 25-150 35-38 5-65 11-81 18s-28 17-37 30c-8 14-12 28-12 44 0 25 9 45 28 62 18 16 46 24 81 24 36 0 68-7 95-23 28-15 48-37 61-64 10-21 15-51 15-92zM5147 553l91 12c-10 62-36 111-76 147-41 35-91 53-151 53-74 0-134-24-180-73-45-49-68-119-68-210 0-59 10-110 29-154 20-45 50-78 90-100s83-33 130-33c59 0 107 15 145 45 37 30 61 72 72 128l-90 13c-8-36-23-64-45-82-22-19-48-28-79-28-46 0-84 17-113 50s-44 86-44 158c0 74 14 127 42 160s65 50 110 50c36 0 67-11 91-33 24-23 40-57 46-103zM5317 753v-753h92v270c43-50 98-75 163-75 41 0 76 8 105 24 30 16 51 38 64 66s19 69 19 122v346h-92v-346c0-46-10-80-30-101s-48-32-85-32c-27 0-53 8-77 22s-41 33-51 58c-11 24-16 57-16 100v299zM5901 106v-106h93v106zM5901 753v-546h93v546zM6134 753v-546h83v78c40-60 98-90 174-90 32 0 62 6 90 18 27 12 48 27 62 46 13 19 23 42 28 69 4 17 6 47 6 89v336h-93v-332c0-38-3-66-11-85-7-18-19-33-38-44-18-11-39-17-64-17-39 0-73 13-102 38-28 25-43 72-43 142v298zM7091 577l95 12c-15 56-43 99-84 130-40 31-92 46-155 46-80 0-143-25-190-74-46-49-70-118-70-206 0-92 24-163 71-214s109-76 184-76c72 0 132 25 178 75 46 49 69 119 69 209 0 5 0 13 0 24h-406c3 60 20 106 50 138 31 32 69 48 114 48 34 0 63-9 87-27s43-46 57-85zM6788 427h304c-4-45-16-80-35-103-29-35-67-53-114-53-43 0-78 14-107 43-29 28-45 66-48 113zM7265 590l92-15c5 37 19 65 42 85 24 19 56 29 98 29 43 0 74-9 95-26 20-17 31-38 31-61 0-21-9-37-27-49-13-8-45-19-95-31-67-18-114-32-141-45-26-12-46-30-59-52-14-22-20-46-20-73 0-24 5-47 16-67 11-21 26-38 46-52 14-11 34-20 58-27 25-7 52-11 80-11 43 0 80 6 112 19 33 12 57 29 72 50s26 49 32 84l-90 12c-4-28-16-50-36-65-20-16-47-24-83-24-43 0-73 7-91 21s-27 31-27 49c0 12 4 23 11 33 8 10 19 18 35 24 10 4 37 12 82 24 65 17 111 32 137 43 25 11 46 27 60 48 15 22 23 48 23 79s-9 60-27 87c-18 28-44 49-78 64s-72 22-115 22c-71 0-125-15-162-44-37-30-60-73-71-131z">
          <text:p/>
        </draw:path>
        <draw:path draw:style-name="gr3" draw:text-style-name="P3" draw:layer="layout" svg:width="14.625cm" svg:height="3.202cm" svg:x="3.721cm" svg:y="7.864cm" svg:viewBox="0 0 14626 3203" svg:d="M0 534c0-295 239-534 534-534h13558c142 0 278 56 378 156s156 236 156 378v2135c0 295-239 534-534 534h-13558c-295 0-534-239-534-534z">
          <text:p/>
        </draw:path>
        <draw:path draw:style-name="gr4" draw:text-style-name="P1" draw:layer="layout" svg:width="14.625cm" svg:height="3.202cm" svg:x="3.721cm" svg:y="7.864cm" svg:viewBox="0 0 14626 3203" svg:d="M0 534c0-295 239-534 534-534h13558c142 0 278 56 378 156s156 236 156 378v2135c0 295-239 534-534 534h-13558c-295 0-534-239-534-534z">
          <text:p/>
        </draw:path>
        <draw:path draw:style-name="gr5" draw:text-style-name="P4" draw:layer="layout" svg:width="4.985cm" svg:height="0.778cm" svg:x="8.547cm" svg:y="9.073cm" svg:viewBox="0 0 4986 779" svg:d="M565 502l100 25c-21 82-59 144-113 187s-120 65-199 65c-81 0-147-17-197-50-51-33-90-81-116-143-27-63-40-130-40-202 0-79 15-147 45-205 30-59 72-103 128-133 55-31 116-46 182-46 75 0 138 19 190 57 51 39 87 93 107 162l-98 23c-17-54-43-94-76-119s-75-38-125-38c-58 0-106 14-145 42s-66 65-82 112c-16 46-23 94-23 144 0 64 9 120 28 168 18 47 47 83 86 107 40 23 82 35 128 35 56 0 103-16 141-48 39-32 65-80 79-143zM741 493c0-101 28-176 84-224 47-41 104-61 171-61 75 0 137 25 184 74 48 49 71 117 71 203 0 70-10 126-31 166s-52 71-92 94c-40 22-84 33-132 33-76 0-137-25-185-73-47-49-70-120-70-212zM836 493c0 70 15 122 46 157 30 35 68 52 114 52s84-18 115-52c30-35 45-89 45-160 0-68-15-119-45-153-31-35-69-53-115-53s-84 18-114 52c-31 35-46 87-46 157zM1360 766v-546h83v78c40-60 97-90 173-90 33 0 63 6 90 18 28 12 48 27 62 46s23 42 29 69c3 17 5 47 5 89v336h-92v-332c0-38-4-66-11-85-7-18-20-33-38-44s-40-17-64-17c-40 0-74 13-102 38-29 25-43 72-43 142v298zM2145 683l13 82c-26 5-49 8-69 8-34 0-60-5-78-16-19-11-32-25-39-42-8-17-12-54-12-109v-314h-67v-72h67v-135l92-55v190h93v72h-93v319c0 26 2 43 5 51 3 7 9 13 16 18 7 4 18 7 32 7 10 0 23-2 40-4zM2591 698c-35 29-67 50-99 62s-65 18-102 18c-60 0-106-15-138-44s-48-67-48-112c0-27 6-51 18-73 12-23 28-40 48-53 20-14 42-24 66-31 19-5 46-9 82-14 75-8 130-19 165-31 0-13 0-21 0-25 0-37-8-64-26-79-23-21-58-32-105-32-43 0-75 8-96 23-21 16-36 43-46 81l-90-12c8-39 22-70 40-94 19-24 47-42 82-55 36-13 77-19 124-19 46 0 84 6 113 17 29 10 50 24 64 41 14 16 23 37 29 63 3 15 4 44 4 85v123c0 86 2 140 6 163s12 45 24 66h-97c-9-20-16-42-18-68zM2583 492c-33 13-84 25-151 35-38 5-65 11-80 18-16 7-28 17-37 30-8 14-13 28-13 44 0 25 10 45 28 62 19 16 46 24 82 24s67-7 95-23c28-15 48-37 61-64 10-21 15-51 15-92zM2820 119v-106h92v106zM2820 766v-546h92v546zM3053 766v-546h83v78c40-60 98-90 173-90 33 0 63 6 91 18 27 12 48 27 61 46 14 19 24 42 29 69 4 17 5 47 5 89v336h-92v-332c0-38-4-66-11-85-7-18-20-33-38-44s-40-17-64-17c-40 0-74 13-102 38-29 25-43 72-43 142v298zM4010 590l95 12c-15 56-43 99-84 130-40 31-92 46-155 46-80 0-143-25-190-74s-70-118-70-206c0-92 24-163 71-214s108-76 184-76c72 0 132 25 178 75 46 49 69 119 69 209 0 5 0 13 0 24h-406c3 60 20 106 50 138 31 32 69 48 114 48 34 0 63-9 87-27s43-46 57-85zM3707 440h304c-5-45-16-80-35-103-30-35-68-53-114-53-43 0-79 14-107 43-29 28-45 66-48 113zM4220 766v-546h83v83c21-39 41-64 59-76 18-13 37-19 59-19 31 0 63 10 95 30l-32 85c-23-13-45-19-68-19-20 0-38 6-54 18s-27 29-34 50c-11 33-16 69-16 108v286zM4534 603l91-15c5 37 19 65 43 85 23 19 56 29 98 29s74-9 94-26c21-17 31-38 31-61 0-21-9-37-27-49-13-8-44-19-94-31-68-18-115-32-141-45-26-12-46-30-60-52-13-22-20-46-20-73 0-24 6-47 17-67 11-21 26-38 45-52 14-11 34-20 59-27s51-11 80-11c42 0 80 6 112 19 32 12 56 29 71 50 16 21 27 49 33 84l-91 12c-4-28-16-50-36-65-19-16-47-24-83-24-42 0-72 7-91 21-18 14-27 31-27 49 0 12 4 23 12 33 7 10 19 18 35 24 9 4 37 12 82 24 65 17 110 32 136 43s46 27 61 48c15 22 22 48 22 79s-9 60-27 87-44 49-78 64c-34 14-72 22-114 22-71 0-125-15-162-44-37-30-61-73-71-131z">
          <text:p/>
        </draw:path>
        <draw:path draw:style-name="gr3" draw:text-style-name="P3" draw:layer="layout" svg:width="11.942cm" svg:height="3.202cm" svg:x="5.048cm" svg:y="4.262cm" svg:viewBox="0 0 11943 3203" svg:d="M0 534c0-295 239-534 534-534h10875c142 0 278 56 378 156s156 236 156 378v2135c0 295-239 534-534 534h-10875c-295 0-534-239-534-534z">
          <text:p/>
        </draw:path>
        <draw:path draw:style-name="gr4" draw:text-style-name="P1" draw:layer="layout" svg:width="11.942cm" svg:height="3.202cm" svg:x="5.048cm" svg:y="4.262cm" svg:viewBox="0 0 11943 3203" svg:d="M0 534c0-295 239-534 534-534h10875c142 0 278 56 378 156s156 236 156 378v2135c0 295-239 534-534 534h-10875c-295 0-534-239-534-534z">
          <text:p/>
        </draw:path>
        <draw:path draw:style-name="gr5" draw:text-style-name="P4" draw:layer="layout" svg:width="2.355cm" svg:height="0.96cm" svg:x="9.821cm" svg:y="5.485cm" svg:viewBox="0 0 2356 961" svg:d="M0 752l289-752h107l308 752h-113l-88-227h-315l-82 227zM217 443h255l-78-208c-24-63-42-115-54-156-9 48-23 96-40 144zM772 961v-754h84v71c20-28 42-48 67-62s55-21 91-21c46 0 87 12 123 36s62 58 80 101c19 44 28 92 28 144 0 55-10 106-30 150-20 45-50 79-88 103s-78 36-120 36c-31 0-58-7-83-20-24-13-44-29-60-49v265zM855 483c0 70 14 122 43 155 28 34 63 51 103 51 41 0 76-18 105-52 30-35 44-89 44-162 0-69-14-121-43-156-28-34-62-52-102-52-39 0-74 19-104 56-31 36-46 90-46 160zM1356 961v-754h84v71c20-28 42-48 67-62s56-21 91-21c47 0 88 12 123 36 36 24 63 58 81 101 18 44 27 92 27 144 0 55-10 106-30 150-20 45-49 79-87 103s-79 36-121 36c-31 0-58-7-83-20-24-13-44-29-60-49v265zM1439 483c0 70 15 122 43 155 28 34 63 51 103 51 41 0 76-18 105-52 30-35 45-89 45-162 0-69-15-121-44-156-28-34-62-52-102-52-39 0-74 19-104 56-30 36-46 90-46 160zM1903 590l92-15c5 37 19 65 42 85 24 19 56 29 98 29 43 0 74-9 95-26 20-18 31-38 31-61 0-21-9-37-27-49-13-9-45-19-95-32-68-17-114-31-141-44-26-13-46-30-59-52-14-22-20-46-20-73 0-24 5-47 16-67 11-21 26-38 46-52 14-11 33-20 58-27s52-11 80-11c43 0 80 6 113 19 32 12 56 28 71 49s26 50 32 85l-90 12c-4-28-16-50-36-65-20-16-47-24-83-24-43 0-73 7-91 21s-27 30-27 49c0 12 4 23 11 33 8 9 19 18 35 24 10 4 37 12 82 24 65 17 111 31 137 43 26 11 46 27 60 48 15 21 23 48 23 79s-9 60-27 87-44 48-78 63-72 23-115 23c-71 0-125-15-162-44-37-30-60-74-71-131z">
          <text:p/>
        </draw:path>
        <draw:path draw:style-name="gr3" draw:text-style-name="P3" draw:layer="layout" svg:width="8.366cm" svg:height="3.202cm" svg:x="6.75cm" svg:y="0.66cm" svg:viewBox="0 0 8367 3203" svg:d="M0 534c0-295 239-534 534-534h7299c141 0 277 56 377 156s157 236 157 378v2135c0 295-239 534-534 534h-7299c-295 0-534-239-534-534z">
          <text:p/>
        </draw:path>
        <draw:path draw:style-name="gr4" draw:text-style-name="P1" draw:layer="layout" svg:width="8.366cm" svg:height="3.202cm" svg:x="6.75cm" svg:y="0.66cm" svg:viewBox="0 0 8367 3203" svg:d="M0 534c0-295 239-534 534-534h7299c141 0 277 56 377 156s157 236 157 378v2135c0 295-239 534-534 534h-7299c-295 0-534-239-534-534z">
          <text:p/>
        </draw:path>
        <draw:path draw:style-name="gr5" draw:text-style-name="P4" draw:layer="layout" svg:width="4.426cm" svg:height="0.764cm" svg:x="8.743cm" svg:y="1.883cm" svg:viewBox="0 0 4427 765" svg:d="M0 753v-753h507v89h-408v233h353v89h-353v342zM982 753v-80c-43 61-100 92-173 92-32 0-62-6-90-19-28-12-49-27-62-46-14-19-23-42-29-69-3-18-5-47-5-86v-338h92v303c0 48 2 80 5 97 6 25 19 44 37 58 19 13 43 20 70 20 28 0 54-7 78-21s42-33 52-58 15-60 15-107v-292h92v546zM1209 753v-546h83v78c40-60 98-90 173-90 33 0 63 6 91 18 27 12 48 27 61 46 14 19 24 42 29 69 4 17 5 47 5 89v336h-92v-332c0-38-4-66-11-85-7-18-20-33-38-44s-40-17-64-17c-40 0-74 13-102 38-29 25-43 72-43 142v298zM2148 553l91 12c-10 62-35 111-76 147-41 35-91 53-151 53-74 0-134-24-179-73-46-49-68-119-68-210 0-59 9-110 29-154 19-45 49-78 89-100s83-33 130-33c59 0 107 15 145 45s62 72 72 128l-89 13c-9-36-24-64-46-82-21-19-48-28-78-28-47 0-85 17-114 50s-43 86-43 158c0 74 14 127 42 160s64 50 109 50c37 0 67-11 91-33 24-23 40-57 46-103zM2519 670l14 82c-26 5-49 8-70 8-33 0-59-5-78-16-18-11-31-25-39-42-7-17-11-54-11-109v-314h-68v-72h68v-135l92-55v190h92v72h-92v319c0 26 1 43 5 51 3 7 8 13 15 18 8 4 18 7 32 7 10 0 24-2 40-4zM2610 106v-106h93v106zM2610 753v-546h93v546zM2809 480c0-101 28-176 84-224 47-41 104-61 171-61 75 0 136 25 184 74 47 49 71 117 71 203 0 70-11 126-32 166s-51 71-91 94c-40 22-84 33-132 33-76 0-138-24-185-73s-70-120-70-212zM2904 480c0 70 15 122 45 157 31 35 69 52 115 52s84-18 114-52c31-35 46-89 46-160 0-68-15-119-46-153-30-35-68-53-114-53s-84 18-115 52c-30 35-45 87-45 157zM3427 753v-546h83v78c40-60 98-90 174-90 33 0 63 6 90 18 28 12 48 27 62 46s23 42 29 69c3 17 5 47 5 89v336h-93v-332c0-38-3-66-11-85-7-18-19-33-38-44-18-11-39-17-64-17-39 0-73 13-102 38-28 25-42 72-42 142v298zM3974 590l92-15c5 37 19 65 42 85 24 19 57 29 99 29s73-9 94-26c20-17 31-38 31-61 0-21-9-37-27-49-13-8-45-19-95-31-67-18-114-32-141-45-26-12-46-30-59-52s-20-46-20-73c0-24 5-47 16-67 11-21 27-38 46-52 14-11 34-20 59-27 24-7 51-11 79-11 43 0 81 6 113 19 32 12 56 29 71 50 16 21 26 49 32 84l-90 12c-4-28-16-50-36-65-20-16-47-24-83-24-42 0-73 7-91 21s-27 31-27 49c0 12 4 23 11 33 8 10 20 18 36 24 9 4 36 12 81 24 65 17 111 32 137 43s46 27 61 48c14 22 22 48 22 79s-9 60-27 87c-18 28-44 49-78 64s-72 22-115 22c-71 0-125-15-162-44-37-30-60-73-71-13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"/>
    <meta:generator>LibreOffice/5.1.6.2$Linux_X86_64 LibreOffice_project/10m0$Build-2</meta:generator>
  </office:meta>
</office:document-meta>
</file>